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137.4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cc66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00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3S500E bottom view</text:p>
          </table:table-cell>
          <table:table-cell table:style-name="ce1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(top rows starting from left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er row</text:p>
          </table:table-cell>
          <table:table-cell office:value-type="string" calcext:value-type="string">
            <text:p>assigned to:</text:p>
          </table:table-cell>
          <table:table-cell table:number-columns-repeated="3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4"/>
          <table:table-cell table:number-columns-repeated="3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4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ner row</text:p>
          </table:table-cell>
          <table:table-cell office:value-type="string" calcext:value-type="string">
            <text:p>assigned to:</text:p>
          </table:table-cell>
          <table:table-cell table:number-columns-repeated="3"/>
        </table:table-row>
        <table:table-row table:style-name="ro2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"/>
          <table:table-cell table:number-columns-repeated="3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lines used (top)</text:p>
          </table:table-cell>
          <table:table-cell table:formula="of:=SUM([.D20]+[.D38])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(left cols from top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uter c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nd</text:p>
          </table:table-cell>
          <table:table-cell office:value-type="string" calcext:value-type="string">
            <text:p>assigned to: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5"/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6"/>
          <table:table-cell table:number-columns-repeated="3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6"/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ner left col</text:p>
          </table:table-cell>
          <table:table-cell office:value-type="string" calcext:value-type="string">
            <text:p>assigned to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cc3.3</text:p>
          </table:table-cell>
          <table:table-cell table:number-columns-repeated="4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5"/>
          <table:table-cell table:number-columns-repeated="3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5"/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v</text:p>
          </table:table-cell>
          <table:table-cell table:number-columns-repeated="4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6" office:value-type="string" calcext:value-type="string">
            <text:p>Col[0]</text:p>
          </table:table-cell>
          <table:table-cell table:number-columns-repeated="3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6" office:value-type="string" calcext:value-type="string">
            <text:p>Col[1]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6" office:value-type="string" calcext:value-type="string">
            <text:p>Col[2]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6" office:value-type="string" calcext:value-type="string">
            <text:p>Col[3]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al lines used (left)</text:p>
          </table:table-cell>
          <table:table-cell table:formula="of:=SUM([.D49:.D90])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ight col</text:p>
          </table:table-cell>
          <table:table-cell office:value-type="string" calcext:value-type="string">
            <text:p>8 for keypad – 17 for LED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ner col</text:p>
          </table:table-cell>
          <table:table-cell office:value-type="string" calcext:value-type="string">
            <text:p>assigned to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cc3.3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PMA[0]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PMA[2]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PMA[4]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PMA[6]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PMA[8]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PMA[10]</text:p>
          </table:table-cell>
          <table:table-cell table:number-columns-repeated="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PMA[12]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PMD[0]</text:p>
          </table:table-cell>
          <table:table-cell table:number-columns-repeated="3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PMD[2]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v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PMD[4]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office:value-type="string" calcext:value-type="string">
            <text:p>PMD[6]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PMSC1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office:value-type="string" calcext:value-type="string">
            <text:p>PMSC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tx_uart</text:p>
          </table:table-cell>
          <table:table-cell table:number-columns-repeated="3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rx_uart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9" office:value-type="string" calcext:value-type="string">
            <text:p>ss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9" office:value-type="string" calcext:value-type="string">
            <text:p>serial_in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9" office:value-type="string" calcext:value-type="string">
            <text:p>start_SPI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outer col</text:p>
          </table:table-cell>
          <table:table-cell office:value-type="string" calcext:value-type="string">
            <text:p>assigned to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PMA[1]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PMA[3]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PMA[5]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PMA[7]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PMA[9]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PMA[11]</text:p>
          </table:table-cell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PMA[13]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/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PMD[1]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PMD[3]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PMD[5]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PMD[7]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PMBE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office:value-type="string" calcext:value-type="string">
            <text:p>PMWR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PMRD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tx_rpm</text:p>
          </table:table-cell>
          <table:table-cell table:number-columns-repeated="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x_mph</text:p>
          </table:table-cell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" office:value-type="string" calcext:value-type="string">
            <text:p>sclk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9" office:value-type="string" calcext:value-type="string">
            <text:p>serial_out</text:p>
          </table:table-cell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9" office:value-type="string" calcext:value-type="string">
            <text:p>start_perio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lines used (right)</text:p>
          </table:table-cell>
          <table:table-cell table:formula="of:=SUM([.D99:.D140])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lines used</text:p>
          </table:table-cell>
          <table:table-cell/>
          <table:table-cell table:formula="of:=SUM([.D20:.D141])" office:value-type="float" office:value="55" calcext:value-type="float">
            <text:p>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04:32:06.236965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0:47:21.530723378</meta:creation-date>
    <dc:date>2017-10-30T04:33:37.173097700</dc:date>
    <meta:editing-duration>P2DT4H25M29S</meta:editing-duration>
    <meta:editing-cycles>24</meta:editing-cycles>
    <meta:generator>LibreOffice/5.1.6.2$Linux_X86_64 LibreOffice_project/10m0$Build-2</meta:generator>
    <meta:document-statistic meta:table-count="1" meta:cell-count="204" meta:object-count="0"/>
  </office:meta>
</office:document-meta>
</file>